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ch mag keine Popmusik die ist mir zu stupide</text:p>
      <text:p text:style-name="Standard">Ich mag keinen Schlager denn der tötet alle Triebe</text:p>
      <text:p text:style-name="Standard">Ich mag keinen Punkrock denn der klingt zu sehr nach Müll</text:p>
      <text:p text:style-name="Standard">Ich hasse Balladen denn ich hab genug von Liebe</text:p>
      <text:p text:style-name="Standard">Ich mag keinen Reggae mehr, seit ich nicht mehr kiffe</text:p>
      <text:p text:style-name="Standard">Ich hasse Piratenmetal, denn ich hasse Schiffe</text:p>
      <text:p text:style-name="Standard">Ich hasse es zu hassen, auch Rechtsrock fällt da weg</text:p>
      <text:p text:style-name="Standard">Ich mag keinen Hip Hop, der klingt zu sehr nach Dreck</text:p>
      <text:p text:style-name="Standard">Ich mag keinen Techno, denn das ist keine Musik</text:p>
      <text:p text:style-name="Standard">Ich mag keinen Blackmetal, das klingt zu sehr Krieg</text:p>
      <text:p text:style-name="Standard">Ich mag keine Weltmusik das ist nur was für Hippies</text:p>
      <text:p text:style-name="Standard">Ich mag keine Marschlieder, ich strebe nicht nach Sieg</text:p>
      <text:p text:style-name="Standard">Ich mag keine Klassik, die sind mir zu lange tot</text:p>
      <text:p text:style-name="Standard">Ich mag keinen Rock, der klingt zu verschissen ROT</text:p>
      <text:p text:style-name="Standard">Ich höre kein Ska, denn ich tanze Grottenschlecht</text:p>
      <text:p text:style-name="Standard">Ich hasse A Capella, das klingt zu verschissen ECHT!</text:p>
      <text:p text:style-name="Standard"/>
      <text:p text:style-name="Standard">Viva, Viva, </text:p>
      <text:p text:style-name="Standard">Postmusikalista!!</text:p>
      <text:p text:style-name="Standard">Viva, Viva, </text:p>
      <text:p text:style-name="Standard">Audiofascista!!</text:p>
      <text:p text:style-name="Standard">Musiker sind alle Zecken</text:p>
      <text:p text:style-name="Standard">Los verbrenn dein Instrument,</text:p>
      <text:p text:style-name="Standard">und erst wenn die Klampfe brennt</text:p>
      <text:p text:style-name="Standard">bin ich wirklich ungehemmt!</text:p>
      <text:p text:style-name="Standard"/>
      <text:p text:style-name="Standard">Viking Metal mag ich nicht, ich glaube nicht an Thor</text:p>
      <text:p text:style-name="Standard">Speed Metal ist zu schnell für mein verdammtes Ohr</text:p>
      <text:p text:style-name="Standard">Ich mag kein True Metal, Wahrheit ist nicht so zu fesseln</text:p>
      <text:p text:style-name="Standard">Power Metal mag ich nicht, das klingt so nach True Metal</text:p>
      <text:p text:style-name="Standard">Doom Metal mag ich nicht, ich komme in den Himmel</text:p>
      <text:p text:style-name="Standard">Glam Metal mag ich nicht, ich habe einen Pimmel</text:p>
      <text:p text:style-name="Standard">ich mag keinen Death Metal, die sind ja noch am Leben</text:p>
      <text:p text:style-name="Standard">ich mag keinen Dark Metal, kann nicht im Dunkeln sehen</text:p>
      <text:p text:style-name="Standard">Industrial Metal klingt so sehr nach Kapital</text:p>
      <text:p text:style-name="Standard">White Metal klingt für mich zu sehr nach National</text:p>
      <text:p text:style-name="Standard">Ich hasse auch Folk Metal, Völker sind voll Out</text:p>
      <text:p text:style-name="Standard">Ich hasse auch Trash Metal, das ist von Punk geklaut</text:p>
      <text:p text:style-name="Standard">Nu Metal mag ich nicht, der ist schon viel zu alt</text:p>
      <text:p text:style-name="Standard">Gothic Metal mag ich nicht, der ist mir viel zu kalt</text:p>
      <text:p text:style-name="Standard">Hard Metal mag ich nicht, ist zu verschissen WEICH</text:p>
      <text:p text:style-name="Standard">Heavy Metal mag ich nicht, ist zu verschissen LEICHT</text:p>
      <text:p text:style-name="Standard"/>
      <text:p text:style-name="Standard">Viva, Viva, </text:p>
      <text:p text:style-name="Standard">Postmusikalista!!</text:p>
      <text:p text:style-name="Standard">Viva, Viva, </text:p>
      <text:p text:style-name="Standard">Viva Absurdista!!</text:p>
      <text:p text:style-name="Standard">Die Musik hat sich verrannt, </text:p>
      <text:p text:style-name="Standard">und selbst unnötig gemacht</text:p>
      <text:p text:style-name="Standard">ihr verdient kein Geld mit mir,</text:p>
      <text:p text:style-name="Standard">ich glaub ich mache.... Jaz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5:43:23.323299811</meta:creation-date>
    <dc:date>2015-02-20T11:29:00</dc:date>
    <meta:editing-duration>PT9M6S</meta:editing-duration>
    <meta:editing-cycles>2</meta:editing-cycles>
    <meta:generator>LibreOffice/3.5$Linux_x86 LibreOffice_project/350m1$Build-2</meta:generator>
    <dc:creator>Oxymoronist </dc:creator>
    <meta:document-statistic meta:table-count="0" meta:image-count="0" meta:object-count="0" meta:page-count="1" meta:paragraph-count="48" meta:word-count="356" meta:character-count="1959" meta:non-whitespace-character-count="1646"/>
  </office:meta>
</office:document-meta>
</file>